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a0bbd7" draw:textarea-horizontal-align="justify" draw:textarea-vertical-align="middle" draw:auto-grow-height="false" fo:min-height="3.27cm" fo:min-width="7.62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1.95cm" fo:min-width="7.1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2cm" draw:marker-end-width="0.322cm" draw:fill-color="#a0bbd7" draw:textarea-horizontal-align="justify" draw:textarea-vertical-align="middle" draw:auto-grow-height="false" fo:min-height="2.25cm" fo:min-width="6.1cm" fo:padding-top="0.166cm" fo:padding-bottom="0.166cm" fo:padding-left="0.291cm" fo:padding-right="0.291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a0bbd7" draw:textarea-horizontal-align="justify" draw:textarea-vertical-align="middle" draw:auto-grow-height="false" fo:min-height="2.25cm" fo:min-width="6.1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a0bbd7" draw:textarea-horizontal-align="justify" draw:textarea-vertical-align="middle" draw:auto-grow-height="false" fo:min-height="3.67cm" fo:min-width="13.241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-color="#a0bbd7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style:paragraph-properties fo:text-align="start"/>
      <style:text-properties fo:font-size="18pt" style:font-size-asian="18pt" style:font-size-complex="18pt"/>
    </style:style>
    <style:style style:name="P9" style:family="paragraph">
      <loext:graphic-properties draw:fill-color="#ffffff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a0bbd7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a0bbd7"/>
      <style:paragraph-properties fo:text-align="center"/>
      <style:text-properties fo:font-weight="bold" style:font-weight-asian="bold" style:font-weight-complex="bold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draw:layer="layout" svg:width="8.2cm" svg:height="3.6cm" svg:x="7.4cm" svg:y="21.8cm">
          <text:p text:style-name="P1"><text:span text:style-name="T1">Exclusion Mutuelle classique</text:span></text:p>
          <text:p text:style-name="P1"><text:span text:style-name="T1"/></text:p>
          <text:p text:style-name="P2"><text:span text:style-name="T2">- 1 ressource</text:span></text:p>
          <text:p text:style-name="P2"><text:span text:style-name="T2">- 1 exemplaire par ressource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7.6cm" svg:height="12.2cm" svg:x="2.6cm" svg:y="7.7cm">
          <text:p text:style-name="P4"><text:span text:style-name="T3">Plusieurs exemplaires</text:span></text:p>
          <text:p text:style-name="P4"><text:span text:style-name="T3">d’une seule ressource</text:span></text:p>
          <text:p text:style-name="P4"><text:span text:style-name="T3"/></text:p>
          <text:p text:style-name="P5"><text:span text:style-name="T4">- 1 ressource</text:span></text:p>
          <text:p text:style-name="P5"><text:span text:style-name="T4">- Plusieurs exemplaires par</text:span></text:p>
          <text:p text:style-name="P5"><text:span text:style-name="T4"><text:s text:c="2"/></text:span><text:span text:style-name="T4">ressources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7.6cm" svg:height="12.2cm" svg:x="12.8cm" svg:y="7.7cm">
          <text:p text:style-name="P7"><text:span text:style-name="T5">Plusieurs ressources</text:span></text:p>
          <text:p text:style-name="P7"><text:span text:style-name="T5">En un seul exemplaire</text:span></text:p>
          <text:p text:style-name="P8"><text:span text:style-name="T4"/></text:p>
          <text:p text:style-name="P8"><text:span text:style-name="T4">- Plusieurs ressources</text:span></text:p>
          <text:p text:style-name="P8"><text:span text:style-name="T4">- 1 exemplaire par ressourc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6cm" svg:height="2.5cm" svg:x="3cm" svg:y="12.3cm">
          <text:p text:style-name="P10"><text:span text:style-name="T1">Plusieurs exemplaires par</text:span></text:p>
          <text:p text:style-name="P10"><text:span text:style-name="T1">demand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6cm" svg:height="2.5cm" svg:x="13.3cm" svg:y="12.3cm">
          <text:p text:style-name="P4"><text:span text:style-name="T1">Demandes variables</text:span></text:p>
          <text:p text:style-name="P4"><text:span text:style-name="T2">(cocktail des philosophes)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6.6cm" svg:height="2.5cm" svg:x="3cm" svg:y="16cm">
          <text:p text:style-name="P4"><text:span text:style-name="T1">Problème du k-mutex :</text:span></text:p>
          <text:p text:style-name="P4"><text:span text:style-name="T1"/></text:p>
          <text:p text:style-name="P4"><text:span text:style-name="T4">1 exemplaire par demande</text:span></text:p>
          <text:p text:style-name="P4"><text:span text:style-name="T6"/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6cm" svg:height="2.5cm" svg:x="13.3cm" svg:y="16cm">
          <text:p text:style-name="P4"><text:span text:style-name="T1">Demandes fixes</text:span></text:p>
          <text:p text:style-name="P4"><text:span text:style-name="T4">(dîner des philosophes)</text:span></text:p>
          <draw:enhanced-geometry svg:viewBox="0 0 21600 21600" draw:type="rectangle" draw:enhanced-path="M 0 0 L 21600 0 21600 21600 0 21600 0 0 Z N"/>
        </draw:custom-shape>
        <draw:line draw:style-name="gr5" draw:text-style-name="P12" draw:layer="layout" svg:x1="11.5cm" svg:y1="21.8cm" svg:x2="6.4cm" svg:y2="19.9cm">
          <text:p/>
        </draw:line>
        <draw:line draw:style-name="gr5" draw:text-style-name="P12" draw:layer="layout" svg:x1="11.5cm" svg:y1="21.8cm" svg:x2="16.6cm" svg:y2="19.9cm">
          <text:p/>
        </draw:line>
        <draw:custom-shape draw:style-name="gr6" draw:text-style-name="P13" draw:layer="layout" svg:width="13.821cm" svg:height="4cm" svg:x="4.579cm" svg:y="2cm">
          <text:p text:style-name="P4"><text:span text:style-name="T3">Plusieurs ressources en plusieurs</text:span></text:p>
          <text:p text:style-name="P4"><text:span text:style-name="T3">Exemplaires</text:span></text:p>
          <text:p text:style-name="P4"><text:span text:style-name="T3"/></text:p>
          <text:p text:style-name="P5"><text:span text:style-name="T4">- Plusieurs ressources</text:span></text:p>
          <text:p text:style-name="P5"><text:span text:style-name="T4">- Plusieurs exemplaires par ressource</text:span></text:p>
          <draw:enhanced-geometry svg:viewBox="0 0 21600 21600" draw:type="rectangle" draw:enhanced-path="M 0 0 L 21600 0 21600 21600 0 21600 0 0 Z N"/>
        </draw:custom-shape>
        <draw:line draw:style-name="gr5" draw:text-style-name="P12" draw:layer="layout" svg:x1="23.9cm" svg:y1="26.5cm" svg:x2="24cm" svg:y2="2.5cm">
          <text:p/>
        </draw:line>
        <draw:frame draw:style-name="gr7" draw:text-style-name="P15" draw:layer="layout" svg:width="2.5cm" svg:height="1.199cm" svg:x="21.7cm" svg:y="25.4cm">
          <draw:text-box>
            <text:p text:style-name="P14"><text:span text:style-name="T7">Le moins général</text:span></text:p>
          </draw:text-box>
        </draw:frame>
        <draw:frame draw:style-name="gr7" draw:text-style-name="P15" draw:layer="layout" svg:width="2.5cm" svg:height="1.199cm" svg:x="21.9cm" svg:y="3.301cm">
          <draw:text-box>
            <text:p text:style-name="P14"><text:span text:style-name="T7">Le plus général</text:span></text:p>
          </draw:text-box>
        </draw:frame>
        <draw:line draw:style-name="gr5" draw:text-style-name="P12" draw:layer="layout" svg:x1="6.3cm" svg:y1="7.7cm" svg:x2="11.5cm" svg:y2="6cm">
          <text:p/>
        </draw:line>
        <draw:line draw:style-name="gr5" draw:text-style-name="P12" draw:layer="layout" svg:x1="16.9cm" svg:y1="7.7cm" svg:x2="11.5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cm" fo:page-height="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8T13:03:39.781393530</meta:creation-date>
    <dc:date>2019-03-08T13:44:12.052983916</dc:date>
    <meta:editing-duration>PT29M28S</meta:editing-duration>
    <meta:editing-cycles>17</meta:editing-cycles>
    <meta:generator>LibreOffice/5.2.7.2$Linux_X86_64 LibreOffice_project/20m0$Build-2</meta:generator>
    <meta:document-statistic meta:object-count="15"/>
  </office:meta>
</office:document-meta>
</file>